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9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8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8" office:value-type="string" calcext:value-type="string">
            <text:p>Tim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8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8" office:value-type="string" calcext:value-type="string">
            <text:p>Runtime-evaluated 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7</text:p>
          </table:table-cell>
          <table:table-cell table:style-name="ce8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4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  <table:table-cell office:value-type="string" calcext:value-type="string">
            <text:p>may go to chapter 7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2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7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8" office:value-type="string" calcext:value-type="string">
            <text:p>Natr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6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2.</text:p>
          </table:table-cell>
          <table:table-cell table:style-name="ce17" office:value-type="string" calcext:value-type="string">
            <text:p>Data-driven and demand-driven datafl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3.</text:p>
          </table:table-cell>
          <table:table-cell table:style-name="ce18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4.</text:p>
          </table:table-cell>
          <table:table-cell table:style-name="ce12" office:value-type="string" calcext:value-type="string" table:number-columns-spanned="2" table:number-rows-spanned="1">
            <text:p>Procedural abstrac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7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20:12:36.921002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1T20:46:37.080275092</dc:date>
    <meta:editing-duration>PT13H32M55S</meta:editing-duration>
    <meta:editing-cycles>47</meta:editing-cycles>
    <meta:document-statistic meta:table-count="1" meta:cell-count="195" meta:object-count="0"/>
  </office:meta>
</office:document-meta>
</file>